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573cm" fo:min-width="2.041cm"/>
    </style:style>
    <style:style style:name="gr3" style:family="graphic" style:parent-style-name="objectwithoutfill">
      <style:graphic-properties svg:stroke-color="#069a2e" draw:fill="none" draw:textarea-vertical-align="middle"/>
    </style:style>
    <style:style style:name="gr4" style:family="graphic" style:parent-style-name="objectwithoutfill">
      <style:graphic-properties svg:stroke-color="#780373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fill="none" draw:textarea-vertical-align="middle" draw:auto-grow-height="false" fo:min-height="2.284cm" fo:min-width="0cm"/>
    </style:style>
    <style:style style:name="gr14" style:family="graphic" style:parent-style-name="standard">
      <style:graphic-properties draw:fill="none" draw:textarea-vertical-align="middle" draw:auto-grow-height="false" fo:min-height="4.267cm" fo:min-width="0cm"/>
    </style:style>
    <style:style style:name="gr15" style:family="graphic" style:parent-style-name="standard">
      <style:graphic-properties draw:fill="none" draw:textarea-vertical-align="middle" draw:auto-grow-height="false" fo:min-height="0.885cm" fo:min-width="0cm"/>
    </style:style>
    <style:style style:name="gr16" style:family="graphic" style:parent-style-name="standard">
      <style:graphic-properties draw:fill="none" draw:textarea-vertical-align="middle" draw:auto-grow-height="false" fo:min-height="4.71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14.97cm" svg:x2="25.13cm" svg:y2="14.97cm">
          <text:p/>
        </draw:line>
        <draw:custom-shape draw:style-name="gr2" draw:text-style-name="P2" draw:layer="layout" svg:width="5.08cm" svg:height="2.54cm" svg:x="4.81cm" svg:y="12.43cm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5.08cm" svg:height="2.54cm" svg:x="11.142cm" svg:y="12.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5.08cm" svg:height="2.54cm" svg:x="17.475cm" svg:y="12.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1" draw:layer="layout" svg:x1="4.81cm" svg:y1="12.43cm" svg:x2="9.89cm" svg:y2="2.27cm">
          <text:p/>
        </draw:line>
        <draw:line draw:style-name="gr3" draw:text-style-name="P1" draw:layer="layout" svg:x1="9.89cm" svg:y1="14.97cm" svg:x2="14.97cm" svg:y2="4.81cm">
          <text:p/>
        </draw:line>
        <draw:line draw:style-name="gr3" draw:text-style-name="P1" draw:layer="layout" svg:x1="16.19cm" svg:y1="14.97cm" svg:x2="21.32cm" svg:y2="4.81cm">
          <text:p/>
        </draw:line>
        <draw:line draw:style-name="gr3" draw:text-style-name="P1" draw:layer="layout" svg:x1="22.59cm" svg:y1="14.97cm" svg:x2="25.13cm" svg:y2="9.89cm">
          <text:p/>
        </draw:line>
        <draw:line draw:style-name="gr4" draw:text-style-name="P1" draw:layer="layout" svg:x1="4.81cm" svg:y1="12.43cm" svg:x2="6.08cm" svg:y2="6.08cm">
          <text:p/>
        </draw:line>
        <draw:line draw:style-name="gr4" draw:text-style-name="P1" draw:layer="layout" svg:x1="12.43cm" svg:y1="2.27cm" svg:x2="9.89cm" svg:y2="14.97cm">
          <text:p/>
        </draw:line>
        <draw:line draw:style-name="gr4" draw:text-style-name="P1" draw:layer="layout" svg:x1="11.16cm" svg:y1="12.43cm" svg:x2="12.43cm" svg:y2="6.08cm">
          <text:p/>
        </draw:line>
        <draw:line draw:style-name="gr4" draw:text-style-name="P1" draw:layer="layout" svg:x1="16.24cm" svg:y1="14.97cm" svg:x2="18.78cm" svg:y2="2.27cm">
          <text:p/>
        </draw:line>
        <draw:line draw:style-name="gr4" draw:text-style-name="P1" draw:layer="layout" svg:x1="17.51cm" svg:y1="12.43cm" svg:x2="18.78cm" svg:y2="6.08cm">
          <text:p/>
        </draw:line>
        <draw:line draw:style-name="gr4" draw:text-style-name="P1" draw:layer="layout" svg:x1="22.59cm" svg:y1="14.97cm" svg:x2="25.13cm" svg:y2="2.27cm">
          <text:p/>
        </draw:line>
        <draw:circle draw:style-name="gr5" draw:text-style-name="P2" draw:layer="layout" svg:width="2.976cm" svg:height="2.976cm" svg:x="14.787cm" svg:y="13.48cm" draw:kind="arc" draw:start-angle="153.43" draw:end-angle="180.18">
          <text:p/>
        </draw:circle>
        <draw:frame draw:style-name="gr6" draw:text-style-name="P3" draw:layer="layout" svg:width="0.959cm" svg:height="0.962cm" svg:x="20.05cm" svg:y="12.103cm">
          <draw:text-box>
            <text:p>D</text:p>
          </draw:text-box>
        </draw:frame>
        <draw:frame draw:style-name="gr7" draw:text-style-name="P3" draw:layer="layout" svg:width="1.103cm" svg:height="0.962cm" svg:x="13.165cm" svg:y="15.913cm">
          <draw:text-box>
            <text:p>W</text:p>
          </draw:text-box>
        </draw:frame>
        <draw:frame draw:style-name="gr6" draw:text-style-name="P3" draw:layer="layout" svg:width="0.959cm" svg:height="0.962cm" svg:x="3.851cm" svg:y="13.065cm">
          <draw:text-box>
            <text:p>H</text:p>
          </draw:text-box>
        </draw:frame>
        <draw:frame draw:style-name="gr8" draw:text-style-name="P3" draw:layer="layout" svg:width="0.997cm" svg:height="0.962cm" svg:x="16.44cm" svg:y="15.913cm">
          <draw:text-box>
            <text:p>G</text:p>
          </draw:text-box>
        </draw:frame>
        <draw:frame draw:style-name="gr9" draw:text-style-name="P3" draw:layer="layout" svg:width="0.913cm" svg:height="1.28cm" svg:x="11.834cm" svg:y="7.975cm">
          <draw:text-box>
            <text:p><text:span text:style-name="T1">φ</text:span></text:p>
          </draw:text-box>
        </draw:frame>
        <draw:frame draw:style-name="gr10" draw:text-style-name="P3" draw:layer="layout" svg:width="0.853cm" svg:height="0.962cm" svg:x="12.747cm" svg:y="14.017cm">
          <draw:text-box>
            <text:p><text:span text:style-name="T1">θ</text:span></text:p>
          </draw:text-box>
        </draw:frame>
        <draw:frame draw:style-name="gr11" draw:text-style-name="P3" draw:layer="layout" svg:width="0.891cm" svg:height="0.962cm" svg:x="8.937cm" svg:y="12.738cm">
          <draw:text-box>
            <text:p>Z</text:p>
          </draw:text-box>
        </draw:frame>
        <draw:line draw:style-name="gr12" draw:text-style-name="P1" draw:layer="layout" svg:x1="13.7cm" svg:y1="13.7cm" svg:x2="18.78cm" svg:y2="3.54cm">
          <text:p/>
        </draw:line>
        <draw:custom-shape draw:style-name="gr13" draw:text-style-name="P1" draw:layer="layout" svg:width="0.892cm" svg:height="2.84cm" draw:transform="rotate (-0.488692190558412) translate (10.372cm 12.012cm)">
          <text:p/>
          <draw:enhanced-geometry svg:viewBox="0 0 21600 21600" draw:glue-points="21600 0 0 10800 21600 21600" draw:text-areas="13800 ?f9 21600 ?f10" draw:type="left-brace" draw:modifiers="3723.25855962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ellipse draw:style-name="gr5" draw:text-style-name="P2" draw:layer="layout" svg:width="3.204cm" svg:height="4.458cm" draw:transform="skewX (-0.172613063022239) rotate (-1.89839462739423) translate (14.038cm 9.287cm)" draw:kind="arc" draw:start-angle="153.43" draw:end-angle="180.18">
          <text:p/>
        </draw:ellipse>
        <draw:custom-shape draw:style-name="gr14" draw:text-style-name="P1" draw:layer="layout" svg:width="0.892cm" svg:height="5.063cm" draw:transform="rotate (1.5707963267949) translate (11.177cm 15.922cm)">
          <text:p/>
          <draw:enhanced-geometry svg:viewBox="0 0 21600 21600" draw:glue-points="21600 0 0 10800 21600 21600" draw:text-areas="13800 ?f9 21600 ?f10" draw:type="left-brace" draw:modifiers="3723.25855962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" draw:layer="layout" svg:width="0.892cm" svg:height="1.271cm" draw:transform="rotate (1.5707963267949) translate (16.239cm 15.862cm)">
          <text:p/>
          <draw:enhanced-geometry svg:viewBox="0 0 21600 21600" draw:glue-points="21600 0 0 10800 21600 21600" draw:text-areas="13800 ?f9 21600 ?f10" draw:type="left-brace" draw:modifiers="3723.25855962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" draw:layer="layout" svg:width="0.892cm" svg:height="5.569cm" draw:transform="rotate (-2.04203522483337) translate (22.907cm 14.175cm)">
          <text:p/>
          <draw:enhanced-geometry svg:viewBox="0 0 21600 21600" draw:glue-points="21600 0 0 10800 21600 21600" draw:text-areas="13800 ?f9 21600 ?f10" draw:type="left-brace" draw:modifiers="3723.25855962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1" draw:text-style-name="P1" draw:layer="layout" svg:x1="3.54cm" svg:y1="14.97cm" svg:x2="25.13cm" svg:y2="14.97cm">
          <text:p/>
        </draw:line>
        <draw:custom-shape draw:style-name="gr2" draw:text-style-name="P2" draw:layer="layout" svg:width="5.08cm" svg:height="2.54cm" svg:x="4.81cm" svg:y="12.43cm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5.08cm" svg:height="2.54cm" svg:x="11.142cm" svg:y="12.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5.08cm" svg:height="2.54cm" svg:x="17.475cm" svg:y="12.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1" draw:layer="layout" svg:x1="4.81cm" svg:y1="12.43cm" svg:x2="9.89cm" svg:y2="2.27cm">
          <text:p/>
        </draw:line>
        <draw:line draw:style-name="gr3" draw:text-style-name="P1" draw:layer="layout" svg:x1="9.89cm" svg:y1="14.97cm" svg:x2="14.97cm" svg:y2="4.81cm">
          <text:p/>
        </draw:line>
        <draw:line draw:style-name="gr3" draw:text-style-name="P1" draw:layer="layout" svg:x1="16.19cm" svg:y1="14.97cm" svg:x2="21.32cm" svg:y2="4.81cm">
          <text:p/>
        </draw:line>
        <draw:line draw:style-name="gr3" draw:text-style-name="P1" draw:layer="layout" svg:x1="22.59cm" svg:y1="14.97cm" svg:x2="25.13cm" svg:y2="9.89cm">
          <text:p/>
        </draw:line>
        <draw:line draw:style-name="gr4" draw:text-style-name="P1" draw:layer="layout" svg:x1="4.81cm" svg:y1="12.43cm" svg:x2="6.08cm" svg:y2="6.08cm">
          <text:p/>
        </draw:line>
        <draw:line draw:style-name="gr4" draw:text-style-name="P1" draw:layer="layout" svg:x1="12.43cm" svg:y1="2.27cm" svg:x2="9.89cm" svg:y2="14.97cm">
          <text:p/>
        </draw:line>
        <draw:line draw:style-name="gr4" draw:text-style-name="P1" draw:layer="layout" svg:x1="11.16cm" svg:y1="12.43cm" svg:x2="12.43cm" svg:y2="6.08cm">
          <text:p/>
        </draw:line>
        <draw:line draw:style-name="gr4" draw:text-style-name="P1" draw:layer="layout" svg:x1="16.24cm" svg:y1="14.97cm" svg:x2="18.78cm" svg:y2="2.27cm">
          <text:p/>
        </draw:line>
        <draw:line draw:style-name="gr4" draw:text-style-name="P1" draw:layer="layout" svg:x1="17.51cm" svg:y1="12.43cm" svg:x2="18.78cm" svg:y2="6.08cm">
          <text:p/>
        </draw:line>
        <draw:line draw:style-name="gr4" draw:text-style-name="P1" draw:layer="layout" svg:x1="22.59cm" svg:y1="14.97cm" svg:x2="25.13cm" svg:y2="2.27cm">
          <text:p/>
        </draw:line>
        <draw:circle draw:style-name="gr5" draw:text-style-name="P2" draw:layer="layout" svg:width="2.976cm" svg:height="2.976cm" svg:x="14.787cm" svg:y="13.48cm" draw:kind="arc" draw:start-angle="153.43" draw:end-angle="180.18">
          <text:p/>
        </draw:circle>
        <draw:frame draw:style-name="gr6" draw:text-style-name="P3" draw:layer="layout" svg:width="0.959cm" svg:height="0.962cm" svg:x="20.05cm" svg:y="12.103cm">
          <draw:text-box>
            <text:p>D</text:p>
          </draw:text-box>
        </draw:frame>
        <draw:frame draw:style-name="gr7" draw:text-style-name="P3" draw:layer="layout" svg:width="1.103cm" svg:height="0.962cm" svg:x="13.165cm" svg:y="15.913cm">
          <draw:text-box>
            <text:p>W</text:p>
          </draw:text-box>
        </draw:frame>
        <draw:frame draw:style-name="gr6" draw:text-style-name="P3" draw:layer="layout" svg:width="0.959cm" svg:height="0.962cm" svg:x="3.851cm" svg:y="13.065cm">
          <draw:text-box>
            <text:p>H</text:p>
          </draw:text-box>
        </draw:frame>
        <draw:frame draw:style-name="gr8" draw:text-style-name="P3" draw:layer="layout" svg:width="0.997cm" svg:height="0.962cm" svg:x="16.44cm" svg:y="15.913cm">
          <draw:text-box>
            <text:p>G</text:p>
          </draw:text-box>
        </draw:frame>
        <draw:frame draw:style-name="gr9" draw:text-style-name="P3" draw:layer="layout" svg:width="0.913cm" svg:height="1.28cm" svg:x="11.834cm" svg:y="7.975cm">
          <draw:text-box>
            <text:p><text:span text:style-name="T1">φ</text:span></text:p>
          </draw:text-box>
        </draw:frame>
        <draw:frame draw:style-name="gr10" draw:text-style-name="P3" draw:layer="layout" svg:width="0.853cm" svg:height="0.962cm" svg:x="12.747cm" svg:y="14.017cm">
          <draw:text-box>
            <text:p><text:span text:style-name="T1">θ</text:span></text:p>
          </draw:text-box>
        </draw:frame>
        <draw:frame draw:style-name="gr11" draw:text-style-name="P3" draw:layer="layout" svg:width="0.891cm" svg:height="0.962cm" svg:x="8.937cm" svg:y="12.738cm">
          <draw:text-box>
            <text:p>Z</text:p>
          </draw:text-box>
        </draw:frame>
        <draw:line draw:style-name="gr12" draw:text-style-name="P1" draw:layer="layout" svg:x1="13.7cm" svg:y1="13.7cm" svg:x2="18.78cm" svg:y2="3.54cm">
          <text:p/>
        </draw:line>
        <draw:custom-shape draw:style-name="gr13" draw:text-style-name="P1" draw:layer="layout" svg:width="0.892cm" svg:height="2.84cm" draw:transform="rotate (-0.488692190558412) translate (10.372cm 12.012cm)">
          <text:p/>
          <draw:enhanced-geometry svg:viewBox="0 0 21600 21600" draw:glue-points="21600 0 0 10800 21600 21600" draw:text-areas="13800 ?f9 21600 ?f10" draw:type="left-brace" draw:modifiers="3723.25855962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ellipse draw:style-name="gr5" draw:text-style-name="P2" draw:layer="layout" svg:width="3.204cm" svg:height="4.458cm" draw:transform="skewX (-0.172613063022239) rotate (-1.89839462739423) translate (14.038cm 9.287cm)" draw:kind="arc" draw:start-angle="153.43" draw:end-angle="180.18">
          <text:p/>
        </draw:ellipse>
        <draw:custom-shape draw:style-name="gr14" draw:text-style-name="P1" draw:layer="layout" svg:width="0.892cm" svg:height="5.063cm" draw:transform="rotate (1.5707963267949) translate (11.177cm 15.922cm)">
          <text:p/>
          <draw:enhanced-geometry svg:viewBox="0 0 21600 21600" draw:glue-points="21600 0 0 10800 21600 21600" draw:text-areas="13800 ?f9 21600 ?f10" draw:type="left-brace" draw:modifiers="3723.25855962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" draw:layer="layout" svg:width="0.892cm" svg:height="1.271cm" draw:transform="rotate (1.5707963267949) translate (16.239cm 15.862cm)">
          <text:p/>
          <draw:enhanced-geometry svg:viewBox="0 0 21600 21600" draw:glue-points="21600 0 0 10800 21600 21600" draw:text-areas="13800 ?f9 21600 ?f10" draw:type="left-brace" draw:modifiers="3723.25855962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" draw:layer="layout" svg:width="0.892cm" svg:height="5.569cm" draw:transform="rotate (-2.04203522483337) translate (22.907cm 14.175cm)">
          <text:p/>
          <draw:enhanced-geometry svg:viewBox="0 0 21600 21600" draw:glue-points="21600 0 0 10800 21600 21600" draw:text-areas="13800 ?f9 21600 ?f10" draw:type="left-brace" draw:modifiers="3723.25855962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6T21:27:51.084000000</meta:creation-date>
    <dc:date>2021-03-23T16:49:22.214000000</dc:date>
    <meta:editing-duration>PT4H55M52S</meta:editing-duration>
    <meta:editing-cycles>4</meta:editing-cycles>
    <meta:generator>LibreOffice/7.0.1.2$Windows_X86_64 LibreOffice_project/7cbcfc562f6eb6708b5ff7d7397325de9e764452</meta:generator>
    <meta:document-statistic meta:object-count="56"/>
  </office:meta>
</office:document-meta>
</file>